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reader.lgru.net/pages/about/">About</text:a> </text:p>
      <text:section text:style-name="Sect1" text:name="logo">
        <text:p text:style-name="Standard"><text:a xlink:type="simple" xlink:href="http://reader.lgru.net/">Considering<text:line-break/>your tools</text:a></text:p>
      </text:section>
      <text:list xml:id="list1121525225" text:style-name="L1">
        <text:list-item>
          <text:p text:style-name="P1"><text:a xlink:type="simple" xlink:href="http://reader.lgru.net/collections/">Chapters</text:a> </text:p>
        </text:list-item>
      </text:list>
      <text:section text:style-name="Sect1" text:name="extra-aside">
        <text:h text:style-name="Heading_20_2" text:outline-level="2"><text:a xlink:type="simple" xlink:href="http://reader.lgru.net/collections/discrete-gestures/">Discrete gestures</text:a></text:h>
        <text:p text:style-name="P3"><text:a xlink:type="simple" xlink:href="http://reader.lgru.net/texts/technique/"><text:span text:style-name="Citation">Technique</text:span></text:a> </text:p>
        <text:p text:style-name="P3"><text:a xlink:type="simple" xlink:href="http://reader.lgru.net/texts/the-m-formula/"><text:span text:style-name="Citation">The M formula</text:span></text:a> </text:p>
        <text:p text:style-name="P3"><text:a xlink:type="simple" xlink:href="http://reader.lgru.net/texts/graffiti-markup-language/"><text:span text:style-name="Citation">Graffiti Markup Language</text:span></text:a> </text:p>
        <text:p text:style-name="P3"><text:a xlink:type="simple" xlink:href="http://reader.lgru.net/texts/lessons-learned-from-metafont/"><text:span text:style-name="Citation">Lessons Learned from Metafont</text:span></text:a> </text:p>
        <text:p text:style-name="P3"><text:a xlink:type="simple" xlink:href="http://reader.lgru.net/texts/gesture-of-writing/"><text:span text:style-name="Citation">Gesture of Writing</text:span></text:a> </text:p>
        <text:p text:style-name="P3"><text:a xlink:type="simple" xlink:href="http://reader.lgru.net/texts/a-failed-love-affair-with-a-typewriter/"><text:span text:style-name="Citation">A Failed Love Affair with a Typewriter</text:span></text:a> </text:p>
        <text:p text:style-name="P3"><text:a xlink:type="simple" xlink:href="http://reader.lgru.net/texts/essay-on-drawing-palettes/"><text:span text:style-name="Citation">Essay on Drawing Palettes</text:span></text:a> </text:p>
        <text:section text:style-name="Sect1" text:name="current">
          <text:p text:style-name="P3"><text:bookmark text:name="article-title"/><text:span text:style-name="Citation">Drawing curved</text:span></text:p>
          <text:p text:style-name="Horizontal_20_Line"/>
          <text:section text:style-name="Sect1" text:name="toc">
            <text:list xml:id="list2123931705" text:style-name="L2">
              <text:list-item>
                <text:p text:style-name="P2"><text:bookmark text:name="Header0"/>http://git.constantvzw.org/?p=lgru.reader.drawing-curved.git;a=blob_plain;f=bezier-modele.jpg</text:p>
              </text:list-item>
            </text:list>
          </text:section>
        </text:section>
      </text:section>
      <text:p text:style-name="P3"><text:bookmark text:name="article-title1"/><text:span text:style-name="Citation">Drawing curved</text:span></text:p>
      <text:p text:style-name="Horizontal_20_Line"/>
      <text:p text:style-name="Text_20_body">Pierre Huyghebaert </text:p>
      <text:p text:style-name="Horizontal_20_Line"/>
      <text:p text:style-name="Text_20_body">Free Art licence</text:p>
      <text:p text:style-name="Text_20_body">Drawing curved An essay of a visual collection on drawing curved vectors</text:p>
      <text:p text:style-name="Text_20_body">projects / lgru.reader.drawing-curved.git / tree</text:p>
      <text:p text:style-name="Text_20_body">Demander les droits de reproduction d'images à la Société d'Histoire des usines Renault: http://www.ametis-renault.com/ Évolution des techniques de modelage 3D vers les courbes Bézier http://www-gmm.insa-toulouse.fr/~rabut/bezier/cad/cad.html Just before to die, Pierre Bezier wrote to a researcher on his work : "We can summarize what i brought by this idea a bit strange : instead of distord a curve, or a family of curves, it's better to distord more generaly the space where they are included. The straight line is not, etc. Sincerely yours, P. Bézier" "My contribution could be summarized by this somewhat strange idea : instead of modifying the shape of a curve, or of a family of curves, it is better to have the space into which we put them globally deformed. The straight line is not... and so on. Best wishes, P. Bézier" http://www.jasondavies.com/animated-bezier/ "On pourrait résumer mon apport par cette idée un peu bizarre : au lieu de déformer une courbe, ou une famille de courbes, il vaut mieux faire subir une distorsion générale à l'espace dans lequel on les a incluses. La ligne droite n'est pas... etc. Bien cordialement P. Bézier"</text:p>
      <text:p text:style-name="Text_20_body">http://git.constantvzw.org/?p=lgru.reader.drawing-curved.git;a=blob_plain;f=bezier-pistolet.jpg Trouver une portion sur un étalon pré-existant. Gamme de pistolets : comment étaient-t-il produits?</text:p>
      <text:p text:style-name="Text_20_body">http://git.constantvzw.org/?p=lgru.reader.drawing-curved.git;a=blob_plain;f=bezier-img006.jpg</text:p>
      <text:p text:style-name="Text_20_body">http://git.constantvzw.org/?p=lgru.reader.drawing-curved.git;a=blob_plain;f=bezier-img008.jpg Imaginer un dispositif physique correspondant à la description de PB ci-dessus. Workshops Baltan labs http://ospublish.constantvzw.org/lab/wiki/index.php/Projections</text:p>
      <text:p text:style-name="Text_20_body">http://git.constantvzw.org/?p=lgru.reader.drawing-curved.git;a=blob_plain;f=bezier-img010.jpg (idem) <text:soft-page-break/>Pantographe - changement d'échelle (?)</text:p>
      <text:p text:style-name="Text_20_body">http://git.constantvzw.org/?p=lgru.reader.drawing-curved.git;a=blob_plain;f=bezier-img012.jpg</text:p>
      <text:p text:style-name="Text_20_body">http://git.constantvzw.org/?p=lgru.reader.drawing-curved.git;a=blob_plain;f=bezier-img014.jpg</text:p>
      <text:p text:style-name="Text_20_body">http://git.constantvzw.org/?p=lgru.reader.drawing-curved.git;a=blob_plain;f=bezier-img016.jpg Vieilles techniques de reproduction, utiles chez Renault</text:p>
      <text:p text:style-name="Text_20_body">http://git.constantvzw.org/?p=lgru.reader.drawing-curved.git;a=blob_plain;f=bezier-img018.jpg Vue imaginaire de ?</text:p>
      <text:p text:style-name="Text_20_body">http://git.constantvzw.org/?p=lgru.reader.drawing-curved.git;a=blob_plain;f=bezier-img020.jpg</text:p>
      <text:p text:style-name="Text_20_body">http://git.constantvzw.org/?p=lgru.reader.drawing-curved.git;a=blob_plain;f=bezier-img022.jpg</text:p>
      <text:p text:style-name="Text_20_body">http://git.constantvzw.org/?p=lgru.reader.drawing-curved.git;a=blob_plain;f=bezier-img024.jpg</text:p>
      <text:p text:style-name="Text_20_body">http://git.constantvzw.org/?p=lgru.reader.drawing-curved.git;a=blob_plain;f=bezier-img026.jpg</text:p>
      <text:p text:style-name="Text_20_body">http://git.constantvzw.org/?p=lgru.reader.drawing-curved.git;a=blob_plain;f=bezier-img028.jpg</text:p>
      <text:p text:style-name="Text_20_body">http://git.constantvzw.org/?p=lgru.reader.drawing-curved.git;a=blob_plain;f=bezier-img030.jpg</text:p>
      <text:p text:style-name="Text_20_body">http://git.constantvzw.org/?p=lgru.reader.drawing-curved.git;a=blob_plain;f=bezier-img032.jpg</text:p>
      <text:h text:style-name="Heading_20_2" text:outline-level="2">http://git.constantvzw.org/?p=lgru.reader.drawing-curved.git;a=blob_plain;f=bezier-modele.jpg</text:h>
      <text:p text:style-name="Text_20_body">Retooling - Just in time (ce n'est pas pour rien que les courbes de béziers ont été créees par un outilleur de l'industrie automobile). Position ingrate, doivent inventer des outils mais sans réellement savoir l'application. "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 Modules... Logiciel...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 http://www.dextersinister.org/index.html?id=3 Just in time - Ford/Toyota - DexterSinister Link with the car industry Lien avec l'industrie automobile →Bezier Capture d'écrans de logiciels de 2D/3D montrant des voitures. Les belles courbes hot rods</text:p>
      <text:p text:style-name="Horizontal_20_Line"/>
      <text:p text:style-name="Text_20_body">http://git.constantvzw.org/?p=lgru.reader.drawing-curved.git;a=blob_plain;f=bezier-signature.jpg Pour convaincre les dirigeants de Renault, ils reproduisent l'écriture: signature du trésorier de la Banque de <text:soft-page-break/>France, imprimée sur tous les billets de l'époque Rapport à l'écriture/typographie le geste est la forme la plus libre qui soit, rapport à la copie: faire aussi bien que l'original "With any new palette you encounter, try to execute your signature. If it comes out looking half-way decent, then the pencil is being splined"</text:p>
      <text:p text:style-name="Horizontal_20_Line"/>
      <text:p text:style-name="Text_20_body">Manuel d'Unisurf Essayer le visual basic http://www-gmm.insa-toulouse.fr/~rabut/bezier/ extra/mono-basic 2.10-3 Mono Visual Basic.NET compiler http://www.jstor.org/discover/10.2307/77846?uid=3737592&amp;uid=2&amp;uid=4&amp;sid=21102269602281 (demander à Lilly) À creuser. Chercher des gens chez Renault qui connaissent Unisurf. - Re-read how manuals try to describe this distorsion</text:p>
      <text:p text:style-name="Horizontal_20_Line"/>
      <text:p text:style-name="Text_20_body">Comment on apprend à dessiner les courbes Bézier Adobe</text:p>
      <text:p text:style-name="Text_20_body">http://git.constantvzw.org/?p=lgru.reader.drawing-curved.git;a=blob_plain;f=ill_sdw_first_curve_point.png Drawing the first point in a curve A. Positioning Pen tool B. Starting to drag (mouse button pressed) C. Dragging to extend direction lines</text:p>
      <text:p text:style-name="Text_20_body">http://git.constantvzw.org/?p=lgru.reader.drawing-curved.git;a=blob_plain;f=ill_sdw_second_curve_point.png Position the Pen tool where you want the curve segment to end, and do one of the following: To create a C‑shaped curve, drag in a direction opposite to the previous direction line. Then release the mouse button.</text:p>
      <text:p text:style-name="Text_20_body">http://git.constantvzw.org/?p=lgru.reader.drawing-curved.git;a=blob_plain;f=ill_sdw_2curves.png Drawing the second point in a curve A. Starting to drag second smooth point B. Dragging away from previous direction line, creating a C curve C. Result after releasing mouse button http://help.adobe.com/en_US/illustrator/cs/using/WS3f28b00cc50711d9-2cf89fa2133b344d448-8000.html#WS55B8A5DC-5496-494d-ADA8-FFE0FA5DAEA1 <text:line-break/>Relire comment les manuels décrivent le dessin en Bezier pour chaque logiciel</text:p>
      <text:p text:style-name="Text_20_body">http://git.constantvzw.org/?p=lgru.reader.drawing-curved.git;a=blob_plain;f=covers-manual-illustrator.png;hb=HEAD Le tout en poche</text:p>
      <text:p text:style-name="Text_20_body">http://git.constantvzw.org/?p=lgru.reader.drawing-curved.git;a=blob_plain;f=ici.png Is drawing curves is drawing in the mist?</text:p>
      <text:p text:style-name="Horizontal_20_Line"/>
      <text:p text:style-name="Text_20_body">Point-and-click - selection systems mécanismes de sélections Question de la représentation des points, des sélections, des courbes LisaDraw</text:p>
      <text:p text:style-name="Text_20_body">http://toastytech.com/guis/lisadrawwrite.png Xerox Star http://www.youtube.com/watch?v=ODZBL80JPqw Xerox Alto with Bravo http://bitsavers.informatik.uni-stuttgart.de/pdf/xerox/alto/BravoXMan.pdf SIL and Draw http://history-computer.com/Library/AltoUsersHandbook.pdf MacDraw Sodipodi -no manual? Inkscape KSEG FontForge FontLab Freehand - http://www.adobe.com/products/freehand/productinfo/features/ http://www.adobe.com/support/freehand/vectors/using_pen_tool/using_pen_tool03.html FontStudio Letrastudio http://designarchives.aiga.org/#/entries/%2Bid%3A4034/_/detail/relevance/asc/0/7/4034/letraset-package-systemletrastudio/1 Photoshop &gt; Illustrator <text:soft-page-break/>SK1 LibreOffice Gimp Scribus CorelDraw Fontographer Blender SketchUp Paint Jpicedt http://typism.appspot.com http://fontclod.meteor.com/ Robofont http://support.xara.com/ : no manual svgedit (editeur de fontes en ligne) http://typism.appspot.com Kalliculator: http://www.kalliculator.com/ font constructor: http://www.fontconstructor.com rounding ufo: http://roundingufo.typemytype.com ufo stretch: http://ufostretch.typemytype.com/ superpolator: http://superpolator.com/ <text:line-break/>Spiro https://github.com/monkeyiq/fontforge Speculations tester sur un dessin canonique et noter chaque différence précise. Tenter de relater une expérience du dessin - Use the Tiger example http://en.wikipedia.org/wiki/Comparison_of_vector_graphics_editors</text:p>
      <text:p text:style-name="Text_20_body">http://git.constantvzw.org/?p=lgru.reader.drawing-curved.git;a=blob_plain;f=autocad.png Graphical Shell prototype lien avec le GSp dans la mesure où on édite le tool on the spot AutoCAD Command line and Dynamic Input http://new.math.uiuc.edu/netgeom/advice/palettes.html Pierre: Bitmap: photoshop/gimp parler du manque apparent entre les deux parties (dessin, géometrie) disparition/disparité Alan Kay on OOP: http://marcusdenker.de/AlanKayOOP.html A few pictures of a future font editor with history interface http://gallery3.constantvzw.org/index.php/LGRU-Wednesday-Visual-Versioning/DSC_6105-1 http://gallery3.constantvzw.org/index.php/LGRU-Wednesday-Visual-Versioning/DSC_6121 http://gallery3.constantvzw.org/index.php/LGRU-Wednesday-Visual-Versioning/DSC_6119</text:p>
      <text:p text:style-name="Text_20_body">http://gallery3.constantvzw.org/var/resizes/LGRU-Wednesday/DSC_6119.JPG?m=1330165126 Multi-level type design interfaces 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discovered in Fontmatrix: http://oep-h.com/fontmatrix Essai visuel: dessiner une courbe de bézier. bezier fontographer 8&lt; - - - "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 - - &gt;8 http://rocbo.lautre.net/bezier/pb-indus.htm</text:p>
      <text:p text:style-name="Text_20_body">Femke's restitution of co-position LGRU session http://blogs.lgru.net/ft/theme/co-position/100-idees</text:p>
      <text:p text:style-name="Horizontal_20_Line"/>
      <text:p text:style-name="Text_20_body">http://git.constantvzw.org/?p=lgru.reader.drawing-curved.git;a=blob_plain;f=ill_sdw_edit_closed_shape.png Question of time in the way of drawing - pauses - relationship wth the stroke and the time of the drawing of the stroke what happened when you want to pause your pen?</text:p>
      <text:p text:style-name="Text_20_body">http://git.constantvzw.org/?p=lgru.reader.drawing-curved.git;a=blob_plain;f=a-drawing.png Expliquer les différents types de points sur un "d" avec des tensions variables</text:p>
      <text:p text:style-name="Horizontal_20_Line"/>
      <text:p text:style-name="Text_20_body">Some quotes "And each has a different palette (a.k.a. drawing toolbar) reflecting a different philosophy <text:soft-page-break/>of what constitutes a minimal set of drawing tools." "Not every fat-bits tool since works the way it did in MacPaint." "(on Ipaint palette) But the spline tool takes some getting used to, and it helps to know how Bezier splines work." [...] "Circles are special ellipses. Most surprisingly, circles don't have a center or radius. You have to guess." [...] If it matters how your figures look, use proper geometry drawing tools, many of which are also free. (on vector graphics) "the figure on the screen can re-addressed with a picking tool, and edited. For example, it can be deleted. The document stores only the data needed for the Bresenham line to be drawn." (on word's whiteboard) "Curiously, the Whiteboard uses an advanced feature more proper to advanced tools, like Photoshop, namely so-called layers . This permits a level of interactivity of several users which is not typical of blackboard, or real whiteboards. This makes its use non-intuitive." (on KSEG) "KSEG creates new points with the right mouse, and that is where 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01T10:34:55</meta:creation-date>
    <dc:date>2013-08-01T10:35:20</dc:date>
    <dc:creator>Pierre Huyghebaert</dc:creator>
    <meta:editing-duration>P0D</meta:editing-duration>
    <meta:editing-cycles>1</meta:editing-cycles>
    <meta:document-statistic meta:table-count="0" meta:image-count="0" meta:object-count="0" meta:page-count="5" meta:paragraph-count="52" meta:word-count="1570" meta:character-count="13930" meta:non-whitespace-character-count="12402"/>
    <meta:generator>LibreOffice/3.6$Linux_x86 LibreOffice_project/360m1$Build-2</meta:generator>
  </office:meta>
</office:document-meta>
</file>